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22"/>
    <style:style style:name="ce4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 table:style-name="ce3"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 table:style-name="ce1" office:value-type="string" calcext:value-type="string">
            <text:p>PREM</text:p>
          </table:table-cell>
          <table:table-cell office:value-type="string" calcext:value-type="string">
            <text:p>OFFS</text:p>
          </table:table-cell>
          <table:table-cell table:style-name="ce1" office:value-type="string" calcext:value-type="string">
            <text:p>PREM</text:p>
          </table:table-cell>
          <table:table-cell office:value-type="string" calcext:value-type="string">
            <text:p>OFFS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0,0,0,0</text:p>
          </table:table-cell>
          <table:table-cell office:value-type="string" calcext:value-type="string">
            <text:p>0,10,0,0</text:p>
          </table:table-cell>
          <table:table-cell office:value-type="string" calcext:value-type="string">
            <text:p>0,25,0,25</text:p>
          </table:table-cell>
          <table:table-cell office:value-type="string" calcext:value-type="string">
            <text:p>0,8,16,24</text:p>
          </table:table-cell>
          <table:table-cell office:value-type="string" calcext:value-type="string">
            <text:p>0,25,0,25</text:p>
          </table:table-cell>
          <table:table-cell office:value-type="string" calcext:value-type="string">
            <text:p>0,4,4,8</text:p>
          </table:table-cell>
          <table:table-cell office:value-type="string" calcext:value-type="string">
            <text:p>0,25,0,25</text:p>
          </table:table-cell>
          <table:table-cell office:value-type="string" calcext:value-type="string">
            <text:p>0,3,3,5</text:p>
          </table:table-cell>
          <table:table-cell office:value-type="string" calcext:value-type="string">
            <text:p>0,25,0,25</text:p>
          </table:table-cell>
          <table:table-cell office:value-type="string" calcext:value-type="string">
            <text:p>0,1,1,2</text:p>
          </table:table-cell>
          <table:table-cell table:number-columns-repeated="2" office:value-type="string" calcext:value-type="string">
            <text:p>0,2,0,2</text:p>
          </table:table-cell>
          <table:table-cell table:style-name="ce1" office:value-type="string" calcext:value-type="string">
            <text:p>0,1,0,1</text:p>
          </table:table-cell>
          <table:table-cell office:value-type="string" calcext:value-type="string">
            <text:p>1,2,3,4</text:p>
          </table:table-cell>
          <table:table-cell table:style-name="ce4" office:value-type="string" calcext:value-type="string">
            <text:p>0,1,1,2</text:p>
          </table:table-cell>
          <table:table-cell office:value-type="string" calcext:value-type="string">
            <text:p>0,1,2,3,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9.091577434" calcext:value-type="float">
            <text:p>9.091577434</text:p>
          </table:table-cell>
          <table:table-cell table:style-name="ce1" office:value-type="float" office:value="1" calcext:value-type="float">
            <text:p>1.00E+000</text:p>
          </table:table-cell>
          <table:table-cell/>
          <table:table-cell table:style-name="ce1" office:value-type="float" office:value="1" calcext:value-type="float">
            <text:p>1.00E+000</text:p>
          </table:table-cell>
          <table:table-cell table:formula="of:=[.F3]*9" office:value-type="float" office:value="9" calcext:value-type="float">
            <text:p>9</text:p>
          </table:table-cell>
          <table:table-cell table:style-name="ce1" office:value-type="float" office:value="1" calcext:value-type="float">
            <text:p>1.00E+000</text:p>
          </table:table-cell>
          <table:table-cell table:style-name="ce1" table:formula="of:=[.H3]*9" office:value-type="float" office:value="9" calcext:value-type="float">
            <text:p>9.00E+000</text:p>
          </table:table-cell>
          <table:table-cell table:style-name="ce1" office:value-type="float" office:value="1" calcext:value-type="float">
            <text:p>1.00E+000</text:p>
          </table:table-cell>
          <table:table-cell table:style-name="ce1" table:formula="of:=[.J3]*9" office:value-type="float" office:value="9" calcext:value-type="float">
            <text:p>9.00E+000</text:p>
          </table:table-cell>
          <table:table-cell office:value-type="float" office:value="1" calcext:value-type="float">
            <text:p>1.00000</text:p>
          </table:table-cell>
          <table:table-cell table:formula="of:=[.L3]*10-1" office:value-type="float" office:value="9" calcext:value-type="float">
            <text:p>9</text:p>
          </table:table-cell>
          <table:table-cell table:style-name="ce1" table:formula="of:=[.M3]*9" office:value-type="float" office:value="81" calcext:value-type="float">
            <text:p>8.10E+001</text:p>
          </table:table-cell>
          <table:table-cell table:formula="of:=[.N3]*10-1" office:value-type="float" office:value="809" calcext:value-type="float">
            <text:p>809</text:p>
          </table:table-cell>
          <table:table-cell table:style-name="ce4" office:value-type="float" office:value="1.00000007" calcext:value-type="float">
            <text:p>1.000000070</text:p>
          </table:table-cell>
          <table:table-cell table:style-name="ce1" table:formula="of:=[.P3]*9" office:value-type="float" office:value="9.00000063" calcext:value-type="float">
            <text:p>9.00E+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603557768" calcext:value-type="float">
            <text:p>6.04E-001</text:p>
          </table:table-cell>
          <table:table-cell table:style-name="ce2" office:value-type="float" office:value="5.473559994" calcext:value-type="float">
            <text:p>5.473559994</text:p>
          </table:table-cell>
          <table:table-cell table:style-name="ce1" office:value-type="float" office:value="0.642125369" calcext:value-type="float">
            <text:p>6.42E-001</text:p>
          </table:table-cell>
          <table:table-cell table:formula="of:=[.D4]*9" office:value-type="float" office:value="5.779128321" calcext:value-type="float">
            <text:p>5.779128321</text:p>
          </table:table-cell>
          <table:table-cell table:style-name="ce1" office:value-type="float" office:value="0.620473384" calcext:value-type="float">
            <text:p>6.20E-001</text:p>
          </table:table-cell>
          <table:table-cell table:formula="of:=[.F4]*9" office:value-type="float" office:value="5.584260456" calcext:value-type="float">
            <text:p>5.584260456</text:p>
          </table:table-cell>
          <table:table-cell table:style-name="ce1" office:value-type="float" office:value="0.613980285" calcext:value-type="float">
            <text:p>6.14E-001</text:p>
          </table:table-cell>
          <table:table-cell table:style-name="ce1" table:formula="of:=[.H4]*9" office:value-type="float" office:value="5.525822565" calcext:value-type="float">
            <text:p>5.53E+000</text:p>
          </table:table-cell>
          <table:table-cell table:style-name="ce1" office:value-type="float" office:value="0.612244419" calcext:value-type="float">
            <text:p>6.12E-001</text:p>
          </table:table-cell>
          <table:table-cell table:style-name="ce1" table:formula="of:=[.J4]*9" office:value-type="float" office:value="5.510199771" calcext:value-type="float">
            <text:p>5.51E+000</text:p>
          </table:table-cell>
          <table:table-cell office:value-type="float" office:value="0.60344991" calcext:value-type="float">
            <text:p>0.60345</text:p>
          </table:table-cell>
          <table:table-cell table:formula="of:=[.L4]*10-1" office:value-type="float" office:value="5.0344991" calcext:value-type="float">
            <text:p>5.0344991</text:p>
          </table:table-cell>
          <table:table-cell table:style-name="ce1" table:formula="of:=[.M4]*9" office:value-type="float" office:value="45.3104919" calcext:value-type="float">
            <text:p>4.53E+001</text:p>
          </table:table-cell>
          <table:table-cell table:formula="of:=[.N4]*10-1" office:value-type="float" office:value="452.104919" calcext:value-type="float">
            <text:p>452.104919</text:p>
          </table:table-cell>
          <table:table-cell table:style-name="ce4" office:value-type="float" office:value="0.61797408" calcext:value-type="float">
            <text:p>0.617974080</text:p>
          </table:table-cell>
          <table:table-cell table:style-name="ce1" table:formula="of:=[.P4]*9" office:value-type="float" office:value="5.56176672" calcext:value-type="float">
            <text:p>5.56E+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631489883" calcext:value-type="float">
            <text:p>6.31E-001</text:p>
          </table:table-cell>
          <table:table-cell table:style-name="ce2" office:value-type="float" office:value="5.734453957" calcext:value-type="float">
            <text:p>5.734453957</text:p>
          </table:table-cell>
          <table:table-cell table:style-name="ce1" office:value-type="float" office:value="0.760128444" calcext:value-type="float">
            <text:p>7.60E-001</text:p>
          </table:table-cell>
          <table:table-cell table:formula="of:=[.D5]*9" office:value-type="float" office:value="6.841155996" calcext:value-type="float">
            <text:p>6.841155996</text:p>
          </table:table-cell>
          <table:table-cell table:style-name="ce1" office:value-type="float" office:value="0.656060862" calcext:value-type="float">
            <text:p>6.56E-001</text:p>
          </table:table-cell>
          <table:table-cell table:formula="of:=[.F5]*9" office:value-type="float" office:value="5.904547758" calcext:value-type="float">
            <text:p>5.904547758</text:p>
          </table:table-cell>
          <table:table-cell table:style-name="ce1" office:value-type="float" office:value="0.641764085" calcext:value-type="float">
            <text:p>6.42E-001</text:p>
          </table:table-cell>
          <table:table-cell table:style-name="ce1" table:formula="of:=[.H5]*9" office:value-type="float" office:value="5.775876765" calcext:value-type="float">
            <text:p>5.78E+000</text:p>
          </table:table-cell>
          <table:table-cell table:style-name="ce1" office:value-type="float" office:value="0.634397153" calcext:value-type="float">
            <text:p>6.34E-001</text:p>
          </table:table-cell>
          <table:table-cell table:style-name="ce1" table:formula="of:=[.J5]*9" office:value-type="float" office:value="5.709574377" calcext:value-type="float">
            <text:p>5.71E+000</text:p>
          </table:table-cell>
          <table:table-cell office:value-type="float" office:value="0.607470641" calcext:value-type="float">
            <text:p>0.60747</text:p>
          </table:table-cell>
          <table:table-cell table:formula="of:=[.L5]*10-1" office:value-type="float" office:value="5.07470641" calcext:value-type="float">
            <text:p>5.07470641</text:p>
          </table:table-cell>
          <table:table-cell table:style-name="ce1" table:formula="of:=[.M5]*9" office:value-type="float" office:value="45.67235769" calcext:value-type="float">
            <text:p>4.57E+001</text:p>
          </table:table-cell>
          <table:table-cell table:formula="of:=[.N5]*10-1" office:value-type="float" office:value="455.7235769" calcext:value-type="float">
            <text:p>455.7235769</text:p>
          </table:table-cell>
          <table:table-cell table:style-name="ce4" office:value-type="float" office:value="0.65712909" calcext:value-type="float">
            <text:p>0.657129090</text:p>
          </table:table-cell>
          <table:table-cell table:style-name="ce1" table:formula="of:=[.P5]*9" office:value-type="float" office:value="5.91416181" calcext:value-type="float">
            <text:p>5.91E+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669392679" calcext:value-type="float">
            <text:p>6.69E-001</text:p>
          </table:table-cell>
          <table:table-cell table:style-name="ce2" office:value-type="float" office:value="6.07936727" calcext:value-type="float">
            <text:p>6.07936727</text:p>
          </table:table-cell>
          <table:table-cell table:style-name="ce1" office:value-type="float" office:value="0.862639161" calcext:value-type="float">
            <text:p>8.63E-001</text:p>
          </table:table-cell>
          <table:table-cell table:formula="of:=[.D6]*9" office:value-type="float" office:value="7.763752449" calcext:value-type="float">
            <text:p>7.763752449</text:p>
          </table:table-cell>
          <table:table-cell table:style-name="ce1" office:value-type="float" office:value="0.672420428" calcext:value-type="float">
            <text:p>6.72E-001</text:p>
          </table:table-cell>
          <table:table-cell table:formula="of:=[.F6]*9" office:value-type="float" office:value="6.051783852" calcext:value-type="float">
            <text:p>6.051783852</text:p>
          </table:table-cell>
          <table:table-cell table:style-name="ce1" office:value-type="float" office:value="0.660648901" calcext:value-type="float">
            <text:p>6.61E-001</text:p>
          </table:table-cell>
          <table:table-cell table:style-name="ce1" table:formula="of:=[.H6]*9" office:value-type="float" office:value="5.945840109" calcext:value-type="float">
            <text:p>5.95E+000</text:p>
          </table:table-cell>
          <table:table-cell table:style-name="ce1" office:value-type="float" office:value="0.645023609" calcext:value-type="float">
            <text:p>6.45E-001</text:p>
          </table:table-cell>
          <table:table-cell table:style-name="ce1" table:formula="of:=[.J6]*9" office:value-type="float" office:value="5.805212481" calcext:value-type="float">
            <text:p>5.81E+000</text:p>
          </table:table-cell>
          <table:table-cell office:value-type="float" office:value="0.611770224" calcext:value-type="float">
            <text:p>0.61177</text:p>
          </table:table-cell>
          <table:table-cell table:formula="of:=[.L6]*10-1" office:value-type="float" office:value="5.11770224" calcext:value-type="float">
            <text:p>5.11770224</text:p>
          </table:table-cell>
          <table:table-cell table:style-name="ce1" table:formula="of:=[.M6]*9" office:value-type="float" office:value="46.05932016" calcext:value-type="float">
            <text:p>4.61E+001</text:p>
          </table:table-cell>
          <table:table-cell table:formula="of:=[.N6]*10-1" office:value-type="float" office:value="459.5932016" calcext:value-type="float">
            <text:p>459.5932016</text:p>
          </table:table-cell>
          <table:table-cell table:style-name="ce4" office:value-type="float" office:value="0.693362274" calcext:value-type="float">
            <text:p>0.693362274</text:p>
          </table:table-cell>
          <table:table-cell table:style-name="ce1" table:formula="of:=[.P6]*9" office:value-type="float" office:value="6.240260466" calcext:value-type="float">
            <text:p>6.24E+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709523031" calcext:value-type="float">
            <text:p>7.10E-001</text:p>
          </table:table-cell>
          <table:table-cell table:style-name="ce2" office:value-type="float" office:value="6.444151005" calcext:value-type="float">
            <text:p>6.444151005</text:p>
          </table:table-cell>
          <table:table-cell table:style-name="ce1" office:value-type="float" office:value="0.942559935" calcext:value-type="float">
            <text:p>9.43E-001</text:p>
          </table:table-cell>
          <table:table-cell table:formula="of:=[.D7]*9" office:value-type="float" office:value="8.483039415" calcext:value-type="float">
            <text:p>8.483039415</text:p>
          </table:table-cell>
          <table:table-cell table:style-name="ce1" office:value-type="float" office:value="0.714836157" calcext:value-type="float">
            <text:p>7.15E-001</text:p>
          </table:table-cell>
          <table:table-cell table:formula="of:=[.F7]*9" office:value-type="float" office:value="6.433525413" calcext:value-type="float">
            <text:p>6.433525413</text:p>
          </table:table-cell>
          <table:table-cell table:style-name="ce1" office:value-type="float" office:value="0.673501247" calcext:value-type="float">
            <text:p>6.74E-001</text:p>
          </table:table-cell>
          <table:table-cell table:style-name="ce1" table:formula="of:=[.H7]*9" office:value-type="float" office:value="6.061511223" calcext:value-type="float">
            <text:p>6.06E+000</text:p>
          </table:table-cell>
          <table:table-cell table:style-name="ce1" office:value-type="float" office:value="0.64682092" calcext:value-type="float">
            <text:p>6.47E-001</text:p>
          </table:table-cell>
          <table:table-cell table:style-name="ce1" table:formula="of:=[.J7]*9" office:value-type="float" office:value="5.82138828" calcext:value-type="float">
            <text:p>5.82E+000</text:p>
          </table:table-cell>
          <table:table-cell office:value-type="float" office:value="0.623229988" calcext:value-type="float">
            <text:p>0.62323</text:p>
          </table:table-cell>
          <table:table-cell table:formula="of:=[.L7]*10-1" office:value-type="float" office:value="5.23229988" calcext:value-type="float">
            <text:p>5.23229988</text:p>
          </table:table-cell>
          <table:table-cell table:style-name="ce1" table:formula="of:=[.M7]*9" office:value-type="float" office:value="47.09069892" calcext:value-type="float">
            <text:p>4.71E+001</text:p>
          </table:table-cell>
          <table:table-cell table:formula="of:=[.N7]*10-1" office:value-type="float" office:value="469.9069892" calcext:value-type="float">
            <text:p>469.9069892</text:p>
          </table:table-cell>
          <table:table-cell table:style-name="ce4" office:value-type="float" office:value="0.772057397" calcext:value-type="float">
            <text:p>0.772057397</text:p>
          </table:table-cell>
          <table:table-cell table:style-name="ce1" table:formula="of:=[.P7]*9" office:value-type="float" office:value="6.948516573" calcext:value-type="float">
            <text:p>6.95E+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773902561" calcext:value-type="float">
            <text:p>7.74E-001</text:p>
          </table:table-cell>
          <table:table-cell table:style-name="ce2" office:value-type="float" office:value="7.03808417" calcext:value-type="float">
            <text:p>7.03808417</text:p>
          </table:table-cell>
          <table:table-cell table:style-name="ce1" office:value-type="float" office:value="0.976966858" calcext:value-type="float">
            <text:p>9.77E-001</text:p>
          </table:table-cell>
          <table:table-cell table:formula="of:=[.D8]*9" office:value-type="float" office:value="8.792701722" calcext:value-type="float">
            <text:p>8.792701722</text:p>
          </table:table-cell>
          <table:table-cell table:style-name="ce1" office:value-type="float" office:value="0.743386601" calcext:value-type="float">
            <text:p>7.43E-001</text:p>
          </table:table-cell>
          <table:table-cell table:formula="of:=[.F8]*9" office:value-type="float" office:value="6.690479409" calcext:value-type="float">
            <text:p>6.690479409</text:p>
          </table:table-cell>
          <table:table-cell table:style-name="ce1" office:value-type="float" office:value="0.697362897" calcext:value-type="float">
            <text:p>6.97E-001</text:p>
          </table:table-cell>
          <table:table-cell table:style-name="ce1" table:formula="of:=[.H8]*9" office:value-type="float" office:value="6.276266073" calcext:value-type="float">
            <text:p>6.28E+000</text:p>
          </table:table-cell>
          <table:table-cell table:style-name="ce1" office:value-type="float" office:value="0.654202279" calcext:value-type="float">
            <text:p>6.54E-001</text:p>
          </table:table-cell>
          <table:table-cell table:style-name="ce1" table:formula="of:=[.J8]*9" office:value-type="float" office:value="5.887820511" calcext:value-type="float">
            <text:p>5.89E+000</text:p>
          </table:table-cell>
          <table:table-cell office:value-type="float" office:value="0.638132628" calcext:value-type="float">
            <text:p>0.63813</text:p>
          </table:table-cell>
          <table:table-cell table:formula="of:=[.L8]*10-1" office:value-type="float" office:value="5.38132628" calcext:value-type="float">
            <text:p>5.38132628</text:p>
          </table:table-cell>
          <table:table-cell table:style-name="ce1" table:formula="of:=[.M8]*9" office:value-type="float" office:value="48.43193652" calcext:value-type="float">
            <text:p>4.84E+001</text:p>
          </table:table-cell>
          <table:table-cell table:formula="of:=[.N8]*10-1" office:value-type="float" office:value="483.3193652" calcext:value-type="float">
            <text:p>483.3193652</text:p>
          </table:table-cell>
          <table:table-cell table:style-name="ce4" office:value-type="float" office:value="0.834325011" calcext:value-type="float">
            <text:p>0.834325011</text:p>
          </table:table-cell>
          <table:table-cell table:style-name="ce1" table:formula="of:=[.P8]*9" office:value-type="float" office:value="7.508925099" calcext:value-type="float">
            <text:p>7.51E+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0.826946944" calcext:value-type="float">
            <text:p>8.27E-001</text:p>
          </table:table-cell>
          <table:table-cell table:style-name="ce2" office:value-type="float" office:value="7.508677495" calcext:value-type="float">
            <text:p>7.508677495</text:p>
          </table:table-cell>
          <table:table-cell table:style-name="ce1" office:value-type="float" office:value="0.984483018" calcext:value-type="float">
            <text:p>9.84E-001</text:p>
          </table:table-cell>
          <table:table-cell table:formula="of:=[.D9]*9" office:value-type="float" office:value="8.860347162" calcext:value-type="float">
            <text:p>8.860347162</text:p>
          </table:table-cell>
          <table:table-cell table:style-name="ce1" office:value-type="float" office:value="0.761918691" calcext:value-type="float">
            <text:p>7.62E-001</text:p>
          </table:table-cell>
          <table:table-cell table:formula="of:=[.F9]*9" office:value-type="float" office:value="6.857268219" calcext:value-type="float">
            <text:p>6.857268219</text:p>
          </table:table-cell>
          <table:table-cell table:style-name="ce1" office:value-type="float" office:value="0.724902605" calcext:value-type="float">
            <text:p>7.25E-001</text:p>
          </table:table-cell>
          <table:table-cell table:style-name="ce1" table:formula="of:=[.H9]*9" office:value-type="float" office:value="6.524123445" calcext:value-type="float">
            <text:p>6.52E+000</text:p>
          </table:table-cell>
          <table:table-cell table:style-name="ce1" office:value-type="float" office:value="0.665639992" calcext:value-type="float">
            <text:p>6.66E-001</text:p>
          </table:table-cell>
          <table:table-cell table:style-name="ce1" table:formula="of:=[.J9]*9" office:value-type="float" office:value="5.990759928" calcext:value-type="float">
            <text:p>5.99E+000</text:p>
          </table:table-cell>
          <table:table-cell office:value-type="float" office:value="0.643264858" calcext:value-type="float">
            <text:p>0.64326</text:p>
          </table:table-cell>
          <table:table-cell table:formula="of:=[.L9]*10-1" office:value-type="float" office:value="5.43264858" calcext:value-type="float">
            <text:p>5.43264858</text:p>
          </table:table-cell>
          <table:table-cell table:style-name="ce1" table:formula="of:=[.M9]*9" office:value-type="float" office:value="48.89383722" calcext:value-type="float">
            <text:p>4.89E+001</text:p>
          </table:table-cell>
          <table:table-cell table:formula="of:=[.N9]*10-1" office:value-type="float" office:value="487.9383722" calcext:value-type="float">
            <text:p>487.9383722</text:p>
          </table:table-cell>
          <table:table-cell table:style-name="ce4" office:value-type="float" office:value="0.865351828" calcext:value-type="float">
            <text:p>0.865351828</text:p>
          </table:table-cell>
          <table:table-cell table:style-name="ce1" table:formula="of:=[.P9]*9" office:value-type="float" office:value="7.788166452" calcext:value-type="float">
            <text:p>7.79E+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0.86527441" calcext:value-type="float">
            <text:p>8.65E-001</text:p>
          </table:table-cell>
          <table:table-cell table:style-name="ce2" office:value-type="float" office:value="7.859790802" calcext:value-type="float">
            <text:p>7.859790802</text:p>
          </table:table-cell>
          <table:table-cell table:style-name="ce1" office:value-type="float" office:value="0.998012312" calcext:value-type="float">
            <text:p>9.98E-001</text:p>
          </table:table-cell>
          <table:table-cell table:formula="of:=[.D10]*9" office:value-type="float" office:value="8.982110808" calcext:value-type="float">
            <text:p>8.982110808</text:p>
          </table:table-cell>
          <table:table-cell table:style-name="ce1" office:value-type="float" office:value="0.800512174" calcext:value-type="float">
            <text:p>8.01E-001</text:p>
          </table:table-cell>
          <table:table-cell table:formula="of:=[.F10]*9" office:value-type="float" office:value="7.204609566" calcext:value-type="float">
            <text:p>7.204609566</text:p>
          </table:table-cell>
          <table:table-cell table:style-name="ce1" office:value-type="float" office:value="0.750353309" calcext:value-type="float">
            <text:p>7.50E-001</text:p>
          </table:table-cell>
          <table:table-cell table:style-name="ce1" table:formula="of:=[.H10]*9" office:value-type="float" office:value="6.753179781" calcext:value-type="float">
            <text:p>6.75E+000</text:p>
          </table:table-cell>
          <table:table-cell table:style-name="ce1" office:value-type="float" office:value="0.666375355" calcext:value-type="float">
            <text:p>6.66E-001</text:p>
          </table:table-cell>
          <table:table-cell table:style-name="ce1" table:formula="of:=[.J10]*9" office:value-type="float" office:value="5.997378195" calcext:value-type="float">
            <text:p>6.00E+000</text:p>
          </table:table-cell>
          <table:table-cell office:value-type="float" office:value="0.65664527" calcext:value-type="float">
            <text:p>0.65665</text:p>
          </table:table-cell>
          <table:table-cell table:formula="of:=[.L10]*10-1" office:value-type="float" office:value="5.5664527" calcext:value-type="float">
            <text:p>5.5664527</text:p>
          </table:table-cell>
          <table:table-cell table:style-name="ce1" table:formula="of:=[.M10]*9" office:value-type="float" office:value="50.0980743" calcext:value-type="float">
            <text:p>5.01E+001</text:p>
          </table:table-cell>
          <table:table-cell table:formula="of:=[.N10]*10-1" office:value-type="float" office:value="499.980743" calcext:value-type="float">
            <text:p>499.980743</text:p>
          </table:table-cell>
          <table:table-cell table:style-name="ce4" office:value-type="float" office:value="0.924559079" calcext:value-type="float">
            <text:p>0.924559079</text:p>
          </table:table-cell>
          <table:table-cell table:style-name="ce1" table:formula="of:=[.P10]*9" office:value-type="float" office:value="8.321031711" calcext:value-type="float">
            <text:p>8.32E+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0.907991619" calcext:value-type="float">
            <text:p>9.08E-001</text:p>
          </table:table-cell>
          <table:table-cell table:style-name="ce2" office:value-type="float" office:value="8.249591499" calcext:value-type="float">
            <text:p>8.249591499</text:p>
          </table:table-cell>
          <table:table-cell table:style-name="ce1" office:value-type="float" office:value="0.998012661" calcext:value-type="float">
            <text:p>9.98E-001</text:p>
          </table:table-cell>
          <table:table-cell table:formula="of:=[.D11]*9" office:value-type="float" office:value="8.982113949" calcext:value-type="float">
            <text:p>8.982113949</text:p>
          </table:table-cell>
          <table:table-cell table:style-name="ce1" office:value-type="float" office:value="0.860624103" calcext:value-type="float">
            <text:p>8.61E-001</text:p>
          </table:table-cell>
          <table:table-cell table:formula="of:=[.F11]*9" office:value-type="float" office:value="7.745616927" calcext:value-type="float">
            <text:p>7.745616927</text:p>
          </table:table-cell>
          <table:table-cell table:style-name="ce1" office:value-type="float" office:value="0.77704095" calcext:value-type="float">
            <text:p>7.77E-001</text:p>
          </table:table-cell>
          <table:table-cell table:style-name="ce1" table:formula="of:=[.H11]*9" office:value-type="float" office:value="6.99336855" calcext:value-type="float">
            <text:p>6.99E+000</text:p>
          </table:table-cell>
          <table:table-cell table:style-name="ce1" office:value-type="float" office:value="0.68925392" calcext:value-type="float">
            <text:p>6.89E-001</text:p>
          </table:table-cell>
          <table:table-cell table:style-name="ce1" table:formula="of:=[.J11]*9" office:value-type="float" office:value="6.20328528" calcext:value-type="float">
            <text:p>6.20E+000</text:p>
          </table:table-cell>
          <table:table-cell office:value-type="float" office:value="0.662192191" calcext:value-type="float">
            <text:p>0.66219</text:p>
          </table:table-cell>
          <table:table-cell table:formula="of:=[.L11]*10-1" office:value-type="float" office:value="5.62192191" calcext:value-type="float">
            <text:p>5.62192191</text:p>
          </table:table-cell>
          <table:table-cell table:style-name="ce1" table:formula="of:=[.M11]*9" office:value-type="float" office:value="50.59729719" calcext:value-type="float">
            <text:p>5.06E+001</text:p>
          </table:table-cell>
          <table:table-cell table:formula="of:=[.N11]*10-1" office:value-type="float" office:value="504.9729719" calcext:value-type="float">
            <text:p>504.9729719</text:p>
          </table:table-cell>
          <table:table-cell table:style-name="ce4" office:value-type="float" office:value="0.948781484" calcext:value-type="float">
            <text:p>0.948781484</text:p>
          </table:table-cell>
          <table:table-cell table:style-name="ce1" table:formula="of:=[.P11]*9" office:value-type="float" office:value="8.539033356" calcext:value-type="float">
            <text:p>8.54E+0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0.942940265" calcext:value-type="float">
            <text:p>9.43E-001</text:p>
          </table:table-cell>
          <table:table-cell table:style-name="ce2" office:value-type="float" office:value="8.566636333" calcext:value-type="float">
            <text:p>8.566636333</text:p>
          </table:table-cell>
          <table:table-cell table:style-name="ce1" office:value-type="float" office:value="1" calcext:value-type="float">
            <text:p>1.00E+000</text:p>
          </table:table-cell>
          <table:table-cell table:formula="of:=[.D12]*9" office:value-type="float" office:value="9" calcext:value-type="float">
            <text:p>9</text:p>
          </table:table-cell>
          <table:table-cell table:style-name="ce1" office:value-type="float" office:value="0.876484955" calcext:value-type="float">
            <text:p>8.76E-001</text:p>
          </table:table-cell>
          <table:table-cell table:formula="of:=[.F12]*9" office:value-type="float" office:value="7.888364595" calcext:value-type="float">
            <text:p>7.888364595</text:p>
          </table:table-cell>
          <table:table-cell table:style-name="ce1" office:value-type="float" office:value="0.814396936" calcext:value-type="float">
            <text:p>8.14E-001</text:p>
          </table:table-cell>
          <table:table-cell table:style-name="ce1" table:formula="of:=[.H12]*9" office:value-type="float" office:value="7.329572424" calcext:value-type="float">
            <text:p>7.33E+000</text:p>
          </table:table-cell>
          <table:table-cell table:style-name="ce1" office:value-type="float" office:value="0.693504276" calcext:value-type="float">
            <text:p>6.94E-001</text:p>
          </table:table-cell>
          <table:table-cell table:style-name="ce1" table:formula="of:=[.J12]*9" office:value-type="float" office:value="6.241538484" calcext:value-type="float">
            <text:p>6.24E+000</text:p>
          </table:table-cell>
          <table:table-cell office:value-type="float" office:value="0.680425451" calcext:value-type="float">
            <text:p>0.68043</text:p>
          </table:table-cell>
          <table:table-cell table:formula="of:=[.L12]*10-1" office:value-type="float" office:value="5.80425451" calcext:value-type="float">
            <text:p>5.80425451</text:p>
          </table:table-cell>
          <table:table-cell table:style-name="ce1" table:formula="of:=[.M12]*9" office:value-type="float" office:value="52.23829059" calcext:value-type="float">
            <text:p>5.22E+001</text:p>
          </table:table-cell>
          <table:table-cell table:formula="of:=[.N12]*10-1" office:value-type="float" office:value="521.3829059" calcext:value-type="float">
            <text:p>521.3829059</text:p>
          </table:table-cell>
          <table:table-cell table:style-name="ce4" office:value-type="float" office:value="0.97333721" calcext:value-type="float">
            <text:p>0.973337210</text:p>
          </table:table-cell>
          <table:table-cell table:style-name="ce1" table:formula="of:=[.P12]*9" office:value-type="float" office:value="8.76003489" calcext:value-type="float">
            <text:p>8.76E+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967183546" calcext:value-type="float">
            <text:p>9.67E-001</text:p>
          </table:table-cell>
          <table:table-cell table:style-name="ce2" office:value-type="float" office:value="8.791616162" calcext:value-type="float">
            <text:p>8.791616162</text:p>
          </table:table-cell>
          <table:table-cell table:style-name="ce1" office:value-type="float" office:value="1" calcext:value-type="float">
            <text:p>1.00E+000</text:p>
          </table:table-cell>
          <table:table-cell table:formula="of:=[.D13]*9" office:value-type="float" office:value="9" calcext:value-type="float">
            <text:p>9</text:p>
          </table:table-cell>
          <table:table-cell table:style-name="ce1" office:value-type="float" office:value="0.905295785" calcext:value-type="float">
            <text:p>9.05E-001</text:p>
          </table:table-cell>
          <table:table-cell table:formula="of:=[.F13]*9" office:value-type="float" office:value="8.147662065" calcext:value-type="float">
            <text:p>8.147662065</text:p>
          </table:table-cell>
          <table:table-cell table:style-name="ce1" office:value-type="float" office:value="0.829761189" calcext:value-type="float">
            <text:p>8.30E-001</text:p>
          </table:table-cell>
          <table:table-cell table:style-name="ce1" table:formula="of:=[.H13]*9" office:value-type="float" office:value="7.467850701" calcext:value-type="float">
            <text:p>7.47E+000</text:p>
          </table:table-cell>
          <table:table-cell table:style-name="ce1" office:value-type="float" office:value="0.705088209" calcext:value-type="float">
            <text:p>7.05E-001</text:p>
          </table:table-cell>
          <table:table-cell table:style-name="ce1" table:formula="of:=[.J13]*9" office:value-type="float" office:value="6.345793881" calcext:value-type="float">
            <text:p>6.35E+000</text:p>
          </table:table-cell>
          <table:table-cell office:value-type="float" office:value="0.703743207" calcext:value-type="float">
            <text:p>0.70374</text:p>
          </table:table-cell>
          <table:table-cell table:formula="of:=[.L13]*10-1" office:value-type="float" office:value="6.03743207" calcext:value-type="float">
            <text:p>6.03743207</text:p>
          </table:table-cell>
          <table:table-cell table:style-name="ce1" table:formula="of:=[.M13]*9" office:value-type="float" office:value="54.33688863" calcext:value-type="float">
            <text:p>5.43E+001</text:p>
          </table:table-cell>
          <table:table-cell table:formula="of:=[.N13]*10-1" office:value-type="float" office:value="542.3688863" calcext:value-type="float">
            <text:p>542.3688863</text:p>
          </table:table-cell>
          <table:table-cell table:style-name="ce4" office:value-type="float" office:value="0.984467416" calcext:value-type="float">
            <text:p>0.984467416</text:p>
          </table:table-cell>
          <table:table-cell table:style-name="ce1" table:formula="of:=[.P13]*9" office:value-type="float" office:value="8.860206744" calcext:value-type="float">
            <text:p>8.86E+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0.988115269" calcext:value-type="float">
            <text:p>9.88E-001</text:p>
          </table:table-cell>
          <table:table-cell table:style-name="ce2" office:value-type="float" office:value="8.982575235" calcext:value-type="float">
            <text:p>8.982575235</text:p>
          </table:table-cell>
          <table:table-cell table:style-name="ce1" office:value-type="float" office:value="1" calcext:value-type="float">
            <text:p>1.00E+000</text:p>
          </table:table-cell>
          <table:table-cell table:formula="of:=[.D14]*9" office:value-type="float" office:value="9" calcext:value-type="float">
            <text:p>9</text:p>
          </table:table-cell>
          <table:table-cell table:style-name="ce1" office:value-type="float" office:value="0.934809221" calcext:value-type="float">
            <text:p>9.35E-001</text:p>
          </table:table-cell>
          <table:table-cell table:formula="of:=[.F14]*9" office:value-type="float" office:value="8.413282989" calcext:value-type="float">
            <text:p>8.413282989</text:p>
          </table:table-cell>
          <table:table-cell table:style-name="ce1" office:value-type="float" office:value="0.888281021" calcext:value-type="float">
            <text:p>8.88E-001</text:p>
          </table:table-cell>
          <table:table-cell table:style-name="ce1" table:formula="of:=[.H14]*9" office:value-type="float" office:value="7.994529189" calcext:value-type="float">
            <text:p>7.99E+000</text:p>
          </table:table-cell>
          <table:table-cell table:style-name="ce1" office:value-type="float" office:value="0.721479401" calcext:value-type="float">
            <text:p>7.21E-001</text:p>
          </table:table-cell>
          <table:table-cell table:style-name="ce1" table:formula="of:=[.J14]*9" office:value-type="float" office:value="6.493314609" calcext:value-type="float">
            <text:p>6.49E+000</text:p>
          </table:table-cell>
          <table:table-cell office:value-type="float" office:value="0.717878964" calcext:value-type="float">
            <text:p>0.71788</text:p>
          </table:table-cell>
          <table:table-cell table:formula="of:=[.L14]*10-1" office:value-type="float" office:value="6.17878964" calcext:value-type="float">
            <text:p>6.17878964</text:p>
          </table:table-cell>
          <table:table-cell table:style-name="ce1" table:formula="of:=[.M14]*9" office:value-type="float" office:value="55.60910676" calcext:value-type="float">
            <text:p>5.56E+001</text:p>
          </table:table-cell>
          <table:table-cell table:formula="of:=[.N14]*10-1" office:value-type="float" office:value="555.0910676" calcext:value-type="float">
            <text:p>555.0910676</text:p>
          </table:table-cell>
          <table:table-cell table:style-name="ce4" office:value-type="float" office:value="0.992130025" calcext:value-type="float">
            <text:p>0.992130025</text:p>
          </table:table-cell>
          <table:table-cell table:style-name="ce1" table:formula="of:=[.P14]*9" office:value-type="float" office:value="8.929170225" calcext:value-type="float">
            <text:p>8.93E+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0.990185644" calcext:value-type="float">
            <text:p>9.90E-001</text:p>
          </table:table-cell>
          <table:table-cell table:style-name="ce2" office:value-type="float" office:value="9.000192326" calcext:value-type="float">
            <text:p>9.000192326</text:p>
          </table:table-cell>
          <table:table-cell table:style-name="ce1" office:value-type="float" office:value="1" calcext:value-type="float">
            <text:p>1.00E+000</text:p>
          </table:table-cell>
          <table:table-cell table:formula="of:=[.D15]*9" office:value-type="float" office:value="9" calcext:value-type="float">
            <text:p>9</text:p>
          </table:table-cell>
          <table:table-cell table:style-name="ce1" office:value-type="float" office:value="0.966271585" calcext:value-type="float">
            <text:p>9.66E-001</text:p>
          </table:table-cell>
          <table:table-cell table:formula="of:=[.F15]*9" office:value-type="float" office:value="8.696444265" calcext:value-type="float">
            <text:p>8.696444265</text:p>
          </table:table-cell>
          <table:table-cell table:style-name="ce1" office:value-type="float" office:value="0.898787058" calcext:value-type="float">
            <text:p>8.99E-001</text:p>
          </table:table-cell>
          <table:table-cell table:style-name="ce1" table:formula="of:=[.H15]*9" office:value-type="float" office:value="8.089083522" calcext:value-type="float">
            <text:p>8.09E+000</text:p>
          </table:table-cell>
          <table:table-cell table:style-name="ce1" office:value-type="float" office:value="0.735981298" calcext:value-type="float">
            <text:p>7.36E-001</text:p>
          </table:table-cell>
          <table:table-cell table:style-name="ce1" table:formula="of:=[.J15]*9" office:value-type="float" office:value="6.623831682" calcext:value-type="float">
            <text:p>6.62E+000</text:p>
          </table:table-cell>
          <table:table-cell office:value-type="float" office:value="0.737136901" calcext:value-type="float">
            <text:p>0.73714</text:p>
          </table:table-cell>
          <table:table-cell table:formula="of:=[.L15]*10-1" office:value-type="float" office:value="6.37136901" calcext:value-type="float">
            <text:p>6.37136901</text:p>
          </table:table-cell>
          <table:table-cell table:style-name="ce1" table:formula="of:=[.M15]*9" office:value-type="float" office:value="57.34232109" calcext:value-type="float">
            <text:p>5.73E+001</text:p>
          </table:table-cell>
          <table:table-cell table:formula="of:=[.N15]*10-1" office:value-type="float" office:value="572.4232109" calcext:value-type="float">
            <text:p>572.4232109</text:p>
          </table:table-cell>
          <table:table-cell table:style-name="ce4" office:value-type="float" office:value="0.996026764" calcext:value-type="float">
            <text:p>0.996026764</text:p>
          </table:table-cell>
          <table:table-cell table:style-name="ce1" table:formula="of:=[.P15]*9" office:value-type="float" office:value="8.964240876" calcext:value-type="float">
            <text:p>8.96E+0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0.994058967" calcext:value-type="float">
            <text:p>9.94E-001</text:p>
          </table:table-cell>
          <table:table-cell table:style-name="ce2" office:value-type="float" office:value="9.036322464" calcext:value-type="float">
            <text:p>9.036322464</text:p>
          </table:table-cell>
          <table:table-cell table:style-name="ce1" office:value-type="float" office:value="1" calcext:value-type="float">
            <text:p>1.00E+000</text:p>
          </table:table-cell>
          <table:table-cell table:formula="of:=[.D16]*9" office:value-type="float" office:value="9" calcext:value-type="float">
            <text:p>9</text:p>
          </table:table-cell>
          <table:table-cell table:style-name="ce1" office:value-type="float" office:value="0.968090136" calcext:value-type="float">
            <text:p>9.68E-001</text:p>
          </table:table-cell>
          <table:table-cell table:formula="of:=[.F16]*9" office:value-type="float" office:value="8.712811224" calcext:value-type="float">
            <text:p>8.712811224</text:p>
          </table:table-cell>
          <table:table-cell table:style-name="ce1" office:value-type="float" office:value="0.925637568" calcext:value-type="float">
            <text:p>9.26E-001</text:p>
          </table:table-cell>
          <table:table-cell table:style-name="ce1" table:formula="of:=[.H16]*9" office:value-type="float" office:value="8.330738112" calcext:value-type="float">
            <text:p>8.33E+000</text:p>
          </table:table-cell>
          <table:table-cell table:style-name="ce1" office:value-type="float" office:value="0.758477833" calcext:value-type="float">
            <text:p>7.58E-001</text:p>
          </table:table-cell>
          <table:table-cell table:style-name="ce1" table:formula="of:=[.J16]*9" office:value-type="float" office:value="6.826300497" calcext:value-type="float">
            <text:p>6.83E+000</text:p>
          </table:table-cell>
          <table:table-cell office:value-type="float" office:value="0.781369464" calcext:value-type="float">
            <text:p>0.78137</text:p>
          </table:table-cell>
          <table:table-cell table:formula="of:=[.L16]*10-1" office:value-type="float" office:value="6.81369464" calcext:value-type="float">
            <text:p>6.81369464</text:p>
          </table:table-cell>
          <table:table-cell table:style-name="ce1" table:formula="of:=[.M16]*9" office:value-type="float" office:value="61.32325176" calcext:value-type="float">
            <text:p>6.13E+001</text:p>
          </table:table-cell>
          <table:table-cell table:formula="of:=[.N16]*10-1" office:value-type="float" office:value="612.2325176" calcext:value-type="float">
            <text:p>612.2325176</text:p>
          </table:table-cell>
          <table:table-cell table:style-name="ce4" office:value-type="float" office:value="0.996026764" calcext:value-type="float">
            <text:p>0.996026764</text:p>
          </table:table-cell>
          <table:table-cell table:style-name="ce1" table:formula="of:=[.P16]*9" office:value-type="float" office:value="8.964240876" calcext:value-type="float">
            <text:p>8.96E+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9.091577434" calcext:value-type="float">
            <text:p>9.091577434</text:p>
          </table:table-cell>
          <table:table-cell table:style-name="ce1" office:value-type="float" office:value="1" calcext:value-type="float">
            <text:p>1.00E+000</text:p>
          </table:table-cell>
          <table:table-cell table:formula="of:=[.D17]*9" office:value-type="float" office:value="9" calcext:value-type="float">
            <text:p>9</text:p>
          </table:table-cell>
          <table:table-cell table:style-name="ce1" office:value-type="float" office:value="0.988274704" calcext:value-type="float">
            <text:p>9.88E-001</text:p>
          </table:table-cell>
          <table:table-cell table:formula="of:=[.F17]*9" office:value-type="float" office:value="8.894472336" calcext:value-type="float">
            <text:p>8.894472336</text:p>
          </table:table-cell>
          <table:table-cell table:style-name="ce1" office:value-type="float" office:value="0.961163916" calcext:value-type="float">
            <text:p>9.61E-001</text:p>
          </table:table-cell>
          <table:table-cell table:style-name="ce1" table:formula="of:=[.H17]*9" office:value-type="float" office:value="8.650475244" calcext:value-type="float">
            <text:p>8.65E+000</text:p>
          </table:table-cell>
          <table:table-cell table:style-name="ce1" office:value-type="float" office:value="0.788064524" calcext:value-type="float">
            <text:p>7.88E-001</text:p>
          </table:table-cell>
          <table:table-cell table:style-name="ce1" table:formula="of:=[.J17]*9" office:value-type="float" office:value="7.092580716" calcext:value-type="float">
            <text:p>7.09E+000</text:p>
          </table:table-cell>
          <table:table-cell office:value-type="float" office:value="0.80353405" calcext:value-type="float">
            <text:p>0.80353</text:p>
          </table:table-cell>
          <table:table-cell table:formula="of:=[.L17]*10-1" office:value-type="float" office:value="7.0353405" calcext:value-type="float">
            <text:p>7.0353405</text:p>
          </table:table-cell>
          <table:table-cell table:style-name="ce1" table:formula="of:=[.M17]*9" office:value-type="float" office:value="63.3180645" calcext:value-type="float">
            <text:p>6.33E+001</text:p>
          </table:table-cell>
          <table:table-cell table:formula="of:=[.N17]*10-1" office:value-type="float" office:value="632.180645" calcext:value-type="float">
            <text:p>632.180645</text:p>
          </table:table-cell>
          <table:table-cell table:style-name="ce4" office:value-type="float" office:value="1.00000007" calcext:value-type="float">
            <text:p>1.000000070</text:p>
          </table:table-cell>
          <table:table-cell table:style-name="ce1" table:formula="of:=[.P17]*9" office:value-type="float" office:value="9.00000063" calcext:value-type="float">
            <text:p>9.00E+0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9.091577434" calcext:value-type="float">
            <text:p>9.091577434</text:p>
          </table:table-cell>
          <table:table-cell table:style-name="ce1" office:value-type="float" office:value="1" calcext:value-type="float">
            <text:p>1.00E+000</text:p>
          </table:table-cell>
          <table:table-cell table:formula="of:=[.D18]*9" office:value-type="float" office:value="9" calcext:value-type="float">
            <text:p>9</text:p>
          </table:table-cell>
          <table:table-cell table:style-name="ce1" office:value-type="float" office:value="0.986382235" calcext:value-type="float">
            <text:p>9.86E-001</text:p>
          </table:table-cell>
          <table:table-cell table:formula="of:=[.F18]*9" office:value-type="float" office:value="8.877440115" calcext:value-type="float">
            <text:p>8.877440115</text:p>
          </table:table-cell>
          <table:table-cell table:style-name="ce1" office:value-type="float" office:value="0.968084531" calcext:value-type="float">
            <text:p>9.68E-001</text:p>
          </table:table-cell>
          <table:table-cell table:style-name="ce1" table:formula="of:=[.H18]*9" office:value-type="float" office:value="8.712760779" calcext:value-type="float">
            <text:p>8.71E+000</text:p>
          </table:table-cell>
          <table:table-cell table:style-name="ce1" office:value-type="float" office:value="0.812184858" calcext:value-type="float">
            <text:p>8.12E-001</text:p>
          </table:table-cell>
          <table:table-cell table:style-name="ce1" table:formula="of:=[.J18]*9" office:value-type="float" office:value="7.309663722" calcext:value-type="float">
            <text:p>7.31E+000</text:p>
          </table:table-cell>
          <table:table-cell office:value-type="float" office:value="0.836830253" calcext:value-type="float">
            <text:p>0.83683</text:p>
          </table:table-cell>
          <table:table-cell table:formula="of:=[.L18]*10-1" office:value-type="float" office:value="7.36830253" calcext:value-type="float">
            <text:p>7.36830253</text:p>
          </table:table-cell>
          <table:table-cell table:style-name="ce1" table:formula="of:=[.M18]*9" office:value-type="float" office:value="66.31472277" calcext:value-type="float">
            <text:p>6.63E+001</text:p>
          </table:table-cell>
          <table:table-cell table:formula="of:=[.N18]*10-1" office:value-type="float" office:value="662.1472277" calcext:value-type="float">
            <text:p>662.1472277</text:p>
          </table:table-cell>
          <table:table-cell table:style-name="ce4" office:value-type="float" office:value="0.998013005" calcext:value-type="float">
            <text:p>0.998013005</text:p>
          </table:table-cell>
          <table:table-cell table:style-name="ce1" table:formula="of:=[.P18]*9" office:value-type="float" office:value="8.982117045" calcext:value-type="float">
            <text:p>8.98E+0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9.091577434" calcext:value-type="float">
            <text:p>9.091577434</text:p>
          </table:table-cell>
          <table:table-cell table:style-name="ce1" office:value-type="float" office:value="1" calcext:value-type="float">
            <text:p>1.00E+000</text:p>
          </table:table-cell>
          <table:table-cell table:formula="of:=[.D19]*9" office:value-type="float" office:value="9" calcext:value-type="float">
            <text:p>9</text:p>
          </table:table-cell>
          <table:table-cell table:style-name="ce1" office:value-type="float" office:value="0.998012523" calcext:value-type="float">
            <text:p>9.98E-001</text:p>
          </table:table-cell>
          <table:table-cell table:formula="of:=[.F19]*9" office:value-type="float" office:value="8.982112707" calcext:value-type="float">
            <text:p>8.982112707</text:p>
          </table:table-cell>
          <table:table-cell table:style-name="ce1" office:value-type="float" office:value="0.98827283" calcext:value-type="float">
            <text:p>9.88E-001</text:p>
          </table:table-cell>
          <table:table-cell table:style-name="ce1" table:formula="of:=[.H19]*9" office:value-type="float" office:value="8.89445547" calcext:value-type="float">
            <text:p>8.89E+000</text:p>
          </table:table-cell>
          <table:table-cell table:style-name="ce1" office:value-type="float" office:value="0.842384084" calcext:value-type="float">
            <text:p>8.42E-001</text:p>
          </table:table-cell>
          <table:table-cell table:style-name="ce1" table:formula="of:=[.J19]*9" office:value-type="float" office:value="7.581456756" calcext:value-type="float">
            <text:p>7.58E+000</text:p>
          </table:table-cell>
          <table:table-cell office:value-type="float" office:value="0.876850955" calcext:value-type="float">
            <text:p>0.87685</text:p>
          </table:table-cell>
          <table:table-cell table:formula="of:=[.L19]*10-1" office:value-type="float" office:value="7.76850955" calcext:value-type="float">
            <text:p>7.76850955</text:p>
          </table:table-cell>
          <table:table-cell table:style-name="ce1" table:formula="of:=[.M19]*9" office:value-type="float" office:value="69.91658595" calcext:value-type="float">
            <text:p>6.99E+001</text:p>
          </table:table-cell>
          <table:table-cell table:formula="of:=[.N19]*10-1" office:value-type="float" office:value="698.1658595" calcext:value-type="float">
            <text:p>698.1658595</text:p>
          </table:table-cell>
          <table:table-cell table:style-name="ce4" office:value-type="float" office:value="1.00000007" calcext:value-type="float">
            <text:p>1.000000070</text:p>
          </table:table-cell>
          <table:table-cell table:style-name="ce1" table:formula="of:=[.P19]*9" office:value-type="float" office:value="9.00000063" calcext:value-type="float">
            <text:p>9.00E+0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9.091577434" calcext:value-type="float">
            <text:p>9.091577434</text:p>
          </table:table-cell>
          <table:table-cell table:style-name="ce1" office:value-type="float" office:value="1" calcext:value-type="float">
            <text:p>1.00E+000</text:p>
          </table:table-cell>
          <table:table-cell table:formula="of:=[.D20]*9" office:value-type="float" office:value="9" calcext:value-type="float">
            <text:p>9</text:p>
          </table:table-cell>
          <table:table-cell table:style-name="ce1" office:value-type="float" office:value="0.998012938" calcext:value-type="float">
            <text:p>9.98E-001</text:p>
          </table:table-cell>
          <table:table-cell table:formula="of:=[.F20]*9" office:value-type="float" office:value="8.982116442" calcext:value-type="float">
            <text:p>8.982116442</text:p>
          </table:table-cell>
          <table:table-cell table:style-name="ce1" office:value-type="float" office:value="0.996026108" calcext:value-type="float">
            <text:p>9.96E-001</text:p>
          </table:table-cell>
          <table:table-cell table:style-name="ce1" table:formula="of:=[.H20]*9" office:value-type="float" office:value="8.964234972" calcext:value-type="float">
            <text:p>8.96E+000</text:p>
          </table:table-cell>
          <table:table-cell table:style-name="ce1" office:value-type="float" office:value="0.887257445" calcext:value-type="float">
            <text:p>8.87E-001</text:p>
          </table:table-cell>
          <table:table-cell table:style-name="ce1" table:formula="of:=[.J20]*9" office:value-type="float" office:value="7.985317005" calcext:value-type="float">
            <text:p>7.99E+000</text:p>
          </table:table-cell>
          <table:table-cell office:value-type="float" office:value="0.92664985" calcext:value-type="float">
            <text:p>0.92665</text:p>
          </table:table-cell>
          <table:table-cell table:formula="of:=[.L20]*10-1" office:value-type="float" office:value="8.2664985" calcext:value-type="float">
            <text:p>8.2664985</text:p>
          </table:table-cell>
          <table:table-cell table:style-name="ce1" table:formula="of:=[.M20]*9" office:value-type="float" office:value="74.3984865" calcext:value-type="float">
            <text:p>7.44E+001</text:p>
          </table:table-cell>
          <table:table-cell table:formula="of:=[.N20]*10-1" office:value-type="float" office:value="742.984865" calcext:value-type="float">
            <text:p>742.984865</text:p>
          </table:table-cell>
          <table:table-cell table:style-name="ce4" office:value-type="float" office:value="1.00000007" calcext:value-type="float">
            <text:p>1.000000070</text:p>
          </table:table-cell>
          <table:table-cell table:style-name="ce1" table:formula="of:=[.P20]*9" office:value-type="float" office:value="9.00000063" calcext:value-type="float">
            <text:p>9.00E+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9.091577434" calcext:value-type="float">
            <text:p>9.091577434</text:p>
          </table:table-cell>
          <table:table-cell table:style-name="ce1" office:value-type="float" office:value="1" calcext:value-type="float">
            <text:p>1.00E+000</text:p>
          </table:table-cell>
          <table:table-cell table:formula="of:=[.D21]*9" office:value-type="float" office:value="9" calcext:value-type="float">
            <text:p>9</text:p>
          </table:table-cell>
          <table:table-cell table:style-name="ce1" office:value-type="float" office:value="1" calcext:value-type="float">
            <text:p>1.00E+000</text:p>
          </table:table-cell>
          <table:table-cell table:formula="of:=[.F21]*9" office:value-type="float" office:value="9" calcext:value-type="float">
            <text:p>9</text:p>
          </table:table-cell>
          <table:table-cell table:style-name="ce1" office:value-type="float" office:value="0.994071176" calcext:value-type="float">
            <text:p>9.94E-001</text:p>
          </table:table-cell>
          <table:table-cell table:style-name="ce1" table:formula="of:=[.H21]*9" office:value-type="float" office:value="8.946640584" calcext:value-type="float">
            <text:p>8.95E+000</text:p>
          </table:table-cell>
          <table:table-cell table:style-name="ce1" office:value-type="float" office:value="0.926715039" calcext:value-type="float">
            <text:p>9.27E-001</text:p>
          </table:table-cell>
          <table:table-cell table:style-name="ce1" table:formula="of:=[.J21]*9" office:value-type="float" office:value="8.340435351" calcext:value-type="float">
            <text:p>8.34E+000</text:p>
          </table:table-cell>
          <table:table-cell office:value-type="float" office:value="0.958820578" calcext:value-type="float">
            <text:p>0.95882</text:p>
          </table:table-cell>
          <table:table-cell table:formula="of:=[.L21]*10-1" office:value-type="float" office:value="8.58820578" calcext:value-type="float">
            <text:p>8.58820578</text:p>
          </table:table-cell>
          <table:table-cell table:style-name="ce1" table:formula="of:=[.M21]*9" office:value-type="float" office:value="77.29385202" calcext:value-type="float">
            <text:p>7.73E+001</text:p>
          </table:table-cell>
          <table:table-cell table:formula="of:=[.N21]*10-1" office:value-type="float" office:value="771.9385202" calcext:value-type="float">
            <text:p>771.9385202</text:p>
          </table:table-cell>
          <table:table-cell table:style-name="ce4" office:value-type="float" office:value="1.00000007" calcext:value-type="float">
            <text:p>1.000000070</text:p>
          </table:table-cell>
          <table:table-cell table:style-name="ce1" table:formula="of:=[.P21]*9" office:value-type="float" office:value="9.00000063" calcext:value-type="float">
            <text:p>9.00E+0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9.091577434" calcext:value-type="float">
            <text:p>9.091577434</text:p>
          </table:table-cell>
          <table:table-cell table:style-name="ce1" office:value-type="float" office:value="1" calcext:value-type="float">
            <text:p>1.00E+000</text:p>
          </table:table-cell>
          <table:table-cell table:formula="of:=[.D22]*9" office:value-type="float" office:value="9" calcext:value-type="float">
            <text:p>9</text:p>
          </table:table-cell>
          <table:table-cell table:style-name="ce1" office:value-type="float" office:value="1" calcext:value-type="float">
            <text:p>1.00E+000</text:p>
          </table:table-cell>
          <table:table-cell table:formula="of:=[.F22]*9" office:value-type="float" office:value="9" calcext:value-type="float">
            <text:p>9</text:p>
          </table:table-cell>
          <table:table-cell table:style-name="ce1" office:value-type="float" office:value="1" calcext:value-type="float">
            <text:p>1.00E+000</text:p>
          </table:table-cell>
          <table:table-cell table:style-name="ce1" table:formula="of:=[.H22]*9" office:value-type="float" office:value="9" calcext:value-type="float">
            <text:p>9.00E+000</text:p>
          </table:table-cell>
          <table:table-cell table:style-name="ce1" office:value-type="float" office:value="0.951012136" calcext:value-type="float">
            <text:p>9.51E-001</text:p>
          </table:table-cell>
          <table:table-cell table:style-name="ce1" table:formula="of:=[.J22]*9" office:value-type="float" office:value="8.559109224" calcext:value-type="float">
            <text:p>8.56E+000</text:p>
          </table:table-cell>
          <table:table-cell office:value-type="float" office:value="0.976880978" calcext:value-type="float">
            <text:p>0.97688</text:p>
          </table:table-cell>
          <table:table-cell table:formula="of:=[.L22]*10-1" office:value-type="float" office:value="8.76880978" calcext:value-type="float">
            <text:p>8.76880978</text:p>
          </table:table-cell>
          <table:table-cell table:style-name="ce1" table:formula="of:=[.M22]*9" office:value-type="float" office:value="78.91928802" calcext:value-type="float">
            <text:p>7.89E+001</text:p>
          </table:table-cell>
          <table:table-cell table:formula="of:=[.N22]*10-1" office:value-type="float" office:value="788.1928802" calcext:value-type="float">
            <text:p>788.1928802</text:p>
          </table:table-cell>
          <table:table-cell table:style-name="ce4" office:value-type="float" office:value="1.00000007" calcext:value-type="float">
            <text:p>1.000000070</text:p>
          </table:table-cell>
          <table:table-cell table:style-name="ce1" table:formula="of:=[.P22]*9" office:value-type="float" office:value="9.00000063" calcext:value-type="float">
            <text:p>9.00E+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.00000007" calcext:value-type="float">
            <text:p>1.00E+000</text:p>
          </table:table-cell>
          <table:table-cell table:style-name="ce2" office:value-type="float" office:value="9.091577434" calcext:value-type="float">
            <text:p>9.091577434</text:p>
          </table:table-cell>
          <table:table-cell table:style-name="ce1" office:value-type="float" office:value="1" calcext:value-type="float">
            <text:p>1.00E+000</text:p>
          </table:table-cell>
          <table:table-cell table:formula="of:=[.D23]*9" office:value-type="float" office:value="9" calcext:value-type="float">
            <text:p>9</text:p>
          </table:table-cell>
          <table:table-cell table:style-name="ce1" office:value-type="float" office:value="1" calcext:value-type="float">
            <text:p>1.00E+000</text:p>
          </table:table-cell>
          <table:table-cell table:formula="of:=[.F23]*9" office:value-type="float" office:value="9" calcext:value-type="float">
            <text:p>9</text:p>
          </table:table-cell>
          <table:table-cell table:style-name="ce1" office:value-type="float" office:value="1" calcext:value-type="float">
            <text:p>1.00E+000</text:p>
          </table:table-cell>
          <table:table-cell table:style-name="ce1" table:formula="of:=[.H23]*9" office:value-type="float" office:value="9" calcext:value-type="float">
            <text:p>9.00E+000</text:p>
          </table:table-cell>
          <table:table-cell table:style-name="ce1" office:value-type="float" office:value="1" calcext:value-type="float">
            <text:p>1.00E+000</text:p>
          </table:table-cell>
          <table:table-cell table:style-name="ce1" table:formula="of:=[.J23]*9" office:value-type="float" office:value="9" calcext:value-type="float">
            <text:p>9.00E+000</text:p>
          </table:table-cell>
          <table:table-cell office:value-type="float" office:value="1" calcext:value-type="float">
            <text:p>1.00000</text:p>
          </table:table-cell>
          <table:table-cell table:formula="of:=[.L23]*10-1" office:value-type="float" office:value="9" calcext:value-type="float">
            <text:p>9</text:p>
          </table:table-cell>
          <table:table-cell table:style-name="ce1" table:formula="of:=[.M23]*9" office:value-type="float" office:value="81" calcext:value-type="float">
            <text:p>8.10E+001</text:p>
          </table:table-cell>
          <table:table-cell table:formula="of:=[.N23]*10-1" office:value-type="float" office:value="809" calcext:value-type="float">
            <text:p>809</text:p>
          </table:table-cell>
          <table:table-cell table:style-name="ce4" office:value-type="float" office:value="1.00000007" calcext:value-type="float">
            <text:p>1.000000070</text:p>
          </table:table-cell>
          <table:table-cell table:style-name="ce1" table:formula="of:=[.P23]*9" office:value-type="float" office:value="9.00000063" calcext:value-type="float">
            <text:p>9.00E+000</text:p>
          </table:table-cell>
        </table:table-row>
        <table:table-row table:style-name="ro1" table:number-rows-repeated="104855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7T12:42:01.372283686</meta:creation-date>
    <meta:editing-duration>P1DT3H26M</meta:editing-duration>
    <meta:editing-cycles>7</meta:editing-cycles>
    <meta:generator>LibreOffice/4.1.3.2$Linux_X86_64 LibreOffice_project/410m0$Build-2</meta:generator>
    <dc:date>2014-01-03T12:49:01.561242785</dc:date>
    <meta:document-statistic meta:table-count="1" meta:cell-count="389" meta:object-count="0"/>
  </office:meta>
</office:document-meta>
</file>